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alTestExecutionListener.getTransactionManager( TestContext testContext , @ Nullable String qualifi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ransactionalTestExecutionListener.beforeTestMethod( final TestContext test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TransactionalTestExecutionListener.runBeforeTransactionMethods( TestContext test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TransactionalTestExecutionListener.getTransactionManager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TestExecutionListener.runAfterTransactionMethods( TestContext testContex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TransactionalTestExecutionListener.findTransactionAttribute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nsactionalTestExecutionListener.findTransactionAttributeInEnclosingClassHierarchy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alTestExecutionListener.afterTestMethod( TestContext test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ransactionalTestExecutionListene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TestExecutionListener.isRollback( TestContext test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ransactionalTestExecutionListener.isDefaultRollback( TestContext test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ransactionalTestExecutionListener.getAnnotatedMethods( Class &lt; ? &gt; clazz , Class &lt; ? extends Annotation &gt;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